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Droid Sans Mono" svg:font-family="'Droid Sans Mono', monospace, monospace, 'Droid Sans Fallback'"/>
    <style:font-face style:name="Roboto Mono" svg:font-family="'Roboto Mono', Monaco, courier, monospace"/>
    <style:font-face style:name="Time New Roman" svg:font-family="'Time New Roman'"/>
    <style:font-face style:name="Time new Roman" svg:font-family="'Time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
      <loext:graphic-properties draw:fill="none"/>
      <style:paragraph-properties fo:margin-left="-0.5in" fo:margin-right="0in" fo:text-indent="0in" style:auto-text-indent="false" style:page-number="auto" fo:background-color="transparent">
        <style:tab-stops>
          <style:tab-stop style:position="0.5575in" style:type="center"/>
        </style:tab-stops>
      </style:paragraph-properties>
      <style:text-properties style:font-name="Time New Roman" fo:font-size="8pt" officeooo:rsid="00139a01" officeooo:paragraph-rsid="00139a01" style:font-size-asian="8pt" style:font-size-complex="8pt"/>
    </style:style>
    <style:style style:name="P2" style:family="paragraph" style:parent-style-name="Standard" style:master-page-name="">
      <loext:graphic-properties draw:fill="none" draw:fill-color="#729fcf"/>
      <style:paragraph-properties fo:margin-left="-0.5in" fo:margin-right="0in" fo:text-align="start" style:justify-single-word="false" fo:text-indent="0in" style:auto-text-indent="false" style:page-number="auto" fo:background-color="transparent">
        <style:tab-stops>
          <style:tab-stop style:position="0.5575in" style:type="center"/>
        </style:tab-stops>
      </style:paragraph-properties>
      <style:text-properties style:font-name="Time New Roman" fo:font-size="8pt" fo:font-style="normal" style:text-underline-style="none" fo:font-weight="bold" officeooo:rsid="001741f6" officeooo:paragraph-rsid="001741f6" style:font-size-asian="7pt" style:font-style-asian="normal" style:font-weight-asian="bold" style:font-size-complex="8pt" style:font-style-complex="normal" style:font-weight-complex="bold"/>
    </style:style>
    <style:style style:name="P3" style:family="paragraph" style:parent-style-name="Standard">
      <style:paragraph-properties fo:text-align="start" style:justify-single-word="false"/>
      <style:text-properties style:font-name="Time New Roman" fo:font-size="6pt" fo:font-style="normal" style:text-underline-style="none" fo:font-weight="bold" officeooo:rsid="00123b06" officeooo:paragraph-rsid="00123b06" style:font-size-asian="6pt" style:font-style-asian="normal" style:font-weight-asian="bold" style:font-size-complex="6pt" style:font-style-complex="normal" style:font-weight-complex="bold"/>
    </style:style>
    <style:style style:name="P4" style:family="paragraph" style:parent-style-name="Standard" style:master-page-name="">
      <loext:graphic-properties draw:fill="none" draw:fill-color="#729fcf"/>
      <style:paragraph-properties fo:margin-left="-0.25in" fo:margin-right="0in" fo:text-indent="0in" style:auto-text-indent="false" style:page-number="auto" fo:background-color="transparent">
        <style:tab-stops>
          <style:tab-stop style:position="0.5575in" style:type="center"/>
        </style:tab-stops>
      </style:paragraph-properties>
      <style:text-properties style:font-name="Time New Roman" fo:font-size="6pt" officeooo:rsid="000ad02d" officeooo:paragraph-rsid="000ad02d" style:font-size-asian="6pt" style:font-size-complex="6pt"/>
    </style:style>
    <style:style style:name="P5" style:family="paragraph" style:parent-style-name="Standard" style:master-page-name="">
      <loext:graphic-properties draw:fill="none" draw:fill-color="#729fcf"/>
      <style:paragraph-properties fo:margin-left="-0.25in" fo:margin-right="0in" fo:text-align="start" style:justify-single-word="false" fo:text-indent="0in" style:auto-text-indent="false" style:page-number="auto" fo:background-color="transparent">
        <style:tab-stops>
          <style:tab-stop style:position="0.5575in" style:type="center"/>
        </style:tab-stops>
      </style:paragraph-properties>
      <style:text-properties style:font-name="Time New Roman" fo:font-size="8pt" fo:font-style="normal" style:text-underline-style="none" fo:font-weight="bold" officeooo:rsid="001741f6" officeooo:paragraph-rsid="0019ff24" style:font-size-asian="7pt" style:font-style-asian="normal" style:font-weight-asian="bold" style:font-size-complex="8pt" style:font-style-complex="normal" style:font-weight-complex="bold"/>
    </style:style>
    <style:style style:name="P6" style:family="paragraph" style:parent-style-name="Standard">
      <loext:graphic-properties draw:fill="none" draw:fill-color="#729fcf"/>
      <style:paragraph-properties fo:margin-left="-0.25in" fo:margin-right="0in" fo:text-indent="0in" style:auto-text-indent="false" fo:background-color="transparent">
        <style:tab-stops>
          <style:tab-stop style:position="0.5575in" style:type="center"/>
        </style:tab-stops>
      </style:paragraph-properties>
      <style:text-properties style:font-name="Time New Roman" fo:font-size="6pt" fo:font-style="normal" officeooo:rsid="000ad02d" officeooo:paragraph-rsid="000ad02d" style:font-size-asian="6pt" style:font-style-asian="normal" style:font-size-complex="6pt" style:font-style-complex="normal"/>
    </style:style>
    <style:style style:name="P7" style:family="paragraph" style:parent-style-name="Standard">
      <loext:graphic-properties draw:fill="none" draw:fill-color="#729fcf"/>
      <style:paragraph-properties fo:margin-left="-0.25in" fo:margin-right="0in"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0ad02d" officeooo:paragraph-rsid="000ad02d" style:font-size-asian="6pt" style:font-style-asian="normal" style:font-weight-asian="normal" style:font-size-complex="6pt" style:font-style-complex="normal" style:font-weight-complex="normal"/>
    </style:style>
    <style:style style:name="P8" style:family="paragraph" style:parent-style-name="Standard">
      <loext:graphic-properties draw:fill="none" draw:fill-color="#729fcf"/>
      <style:paragraph-properties fo:margin-left="-0.25in" fo:margin-right="0in"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0b540b" officeooo:paragraph-rsid="000b540b" style:font-size-asian="6pt" style:font-style-asian="normal" style:font-weight-asian="normal" style:font-size-complex="6pt" style:font-style-complex="normal" style:font-weight-complex="normal"/>
    </style:style>
    <style:style style:name="P9"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0b540b" officeooo:paragraph-rsid="000b540b" style:font-size-asian="6pt" style:font-style-asian="normal" style:font-weight-asian="normal" style:font-size-complex="6pt" style:font-style-complex="normal" style:font-weight-complex="normal"/>
    </style:style>
    <style:style style:name="P10"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0bdcd9" officeooo:paragraph-rsid="000bdcd9" style:font-size-asian="6pt" style:font-style-asian="normal" style:font-weight-asian="normal" style:font-size-complex="6pt" style:font-style-complex="normal" style:font-weight-complex="normal"/>
    </style:style>
    <style:style style:name="P11"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0f584a" officeooo:paragraph-rsid="000f584a" style:font-size-asian="6pt" style:font-style-asian="normal" style:font-weight-asian="normal" style:font-size-complex="6pt" style:font-style-complex="normal" style:font-weight-complex="normal"/>
    </style:style>
    <style:style style:name="P12"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10a5b0" officeooo:paragraph-rsid="0010a5b0" style:font-size-asian="6pt" style:font-style-asian="normal" style:font-weight-asian="normal" style:font-size-complex="6pt" style:font-style-complex="normal" style:font-weight-complex="normal"/>
    </style:style>
    <style:style style:name="P13" style:family="paragraph" style:parent-style-name="Standard">
      <loext:graphic-properties draw:fill="none" draw:fill-color="#729fcf"/>
      <style:paragraph-properties fo:margin-left="-0.25in" fo:margin-right="0in"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bold" officeooo:rsid="000b540b" officeooo:paragraph-rsid="000b540b" style:font-size-asian="6pt" style:font-style-asian="normal" style:font-weight-asian="bold" style:font-size-complex="6pt" style:font-style-complex="normal" style:font-weight-complex="bold"/>
    </style:style>
    <style:style style:name="P14"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bold" officeooo:rsid="001149a4" officeooo:paragraph-rsid="001149a4" style:font-size-asian="6pt" style:font-style-asian="normal" style:font-weight-asian="bold" style:font-size-complex="6pt" style:font-style-complex="normal" style:font-weight-complex="bold"/>
    </style:style>
    <style:style style:name="P15"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bold" officeooo:rsid="00123b06" officeooo:paragraph-rsid="00123b06" style:font-size-asian="6pt" style:font-style-asian="normal" style:font-weight-asian="bold" style:font-size-complex="6pt" style:font-style-complex="normal" style:font-weight-complex="bold"/>
    </style:style>
    <style:style style:name="P16"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bold" officeooo:rsid="00139a01" officeooo:paragraph-rsid="00145a01" style:font-size-asian="6pt" style:font-style-asian="normal" style:font-weight-asian="bold" style:font-size-complex="6pt" style:font-style-complex="normal" style:font-weight-complex="bold"/>
    </style:style>
    <style:style style:name="P17"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bold" officeooo:rsid="001545cc" officeooo:paragraph-rsid="001545cc" style:font-size-asian="6pt" style:font-style-asian="normal" style:font-weight-asian="bold" style:font-size-complex="6pt" style:font-style-complex="normal" style:font-weight-complex="bold"/>
    </style:style>
    <style:style style:name="P18" style:family="paragraph" style:parent-style-name="Standard">
      <loext:graphic-properties draw:fill="none" draw:fill-color="#729fcf"/>
      <style:paragraph-properties fo:margin-left="-0.25in" fo:margin-right="0in" fo:text-indent="0in" style:auto-text-indent="false" fo:background-color="transparent">
        <style:tab-stops>
          <style:tab-stop style:position="0.5575in" style:type="center"/>
        </style:tab-stops>
      </style:paragraph-properties>
      <style:text-properties style:font-name="Time New Roman" fo:font-size="6pt" fo:font-style="italic" fo:font-weight="bold" officeooo:rsid="000ad02d" officeooo:paragraph-rsid="000ad02d" style:font-size-asian="6pt" style:font-style-asian="italic" style:font-weight-asian="bold" style:font-size-complex="6pt" style:font-style-complex="italic" style:font-weight-complex="bold"/>
    </style:style>
    <style:style style:name="P19" style:family="paragraph" style:parent-style-name="Standard">
      <loext:graphic-properties draw:fill="none" draw:fill-color="#729fcf"/>
      <style:paragraph-properties fo:margin-left="-0.25in" fo:margin-right="0in" fo:text-indent="0in" style:auto-text-indent="false" fo:background-color="transparent">
        <style:tab-stops>
          <style:tab-stop style:position="0.5575in" style:type="center"/>
        </style:tab-stops>
      </style:paragraph-properties>
      <style:text-properties style:font-name="Time New Roman" fo:font-size="6pt" fo:font-style="italic" style:text-underline-style="none" fo:font-weight="normal" officeooo:rsid="000b540b" style:font-size-asian="6pt" style:font-style-asian="italic" style:font-weight-asian="normal" style:font-size-complex="6pt" style:font-style-complex="italic" style:font-weight-complex="normal"/>
    </style:style>
    <style:style style:name="P20"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italic" style:text-underline-style="none" fo:font-weight="bold" officeooo:rsid="0010a5b0" officeooo:paragraph-rsid="0010a5b0" style:font-size-asian="6pt" style:font-style-asian="italic" style:font-weight-asian="bold" style:font-size-complex="6pt" style:font-style-complex="italic" style:font-weight-complex="bold"/>
    </style:style>
    <style:style style:name="P21"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italic" style:text-underline-style="solid" style:text-underline-width="auto" style:text-underline-color="font-color" fo:font-weight="normal" officeooo:rsid="000b540b" officeooo:paragraph-rsid="000b540b" style:font-size-asian="6pt" style:font-style-asian="italic" style:font-weight-asian="normal" style:font-size-complex="6pt" style:font-style-complex="italic" style:font-weight-complex="normal"/>
    </style:style>
    <style:style style:name="P22"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8pt" fo:font-style="normal" style:text-underline-style="none" fo:font-weight="bold" officeooo:rsid="001741f6" officeooo:paragraph-rsid="001741f6" style:font-size-asian="7pt" style:font-style-asian="normal" style:font-weight-asian="bold" style:font-size-complex="8pt" style:font-style-complex="normal" style:font-weight-complex="bold"/>
    </style:style>
    <style:style style:name="P23"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8pt" fo:font-style="normal" style:text-underline-style="none" fo:font-weight="bold" officeooo:rsid="001741f6" officeooo:paragraph-rsid="0019ff24" style:font-size-asian="7pt" style:font-style-asian="normal" style:font-weight-asian="bold" style:font-size-complex="8pt" style:font-style-complex="normal" style:font-weight-complex="bold"/>
    </style:style>
    <style:style style:name="P24"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8pt" fo:font-style="normal" style:text-underline-style="none" fo:font-weight="bold" officeooo:rsid="0019ff24" officeooo:paragraph-rsid="0019ff24" style:font-size-asian="7pt" style:font-style-asian="normal" style:font-weight-asian="bold" style:font-size-complex="8pt" style:font-style-complex="normal" style:font-weight-complex="bold"/>
    </style:style>
    <style:style style:name="P25"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8pt" fo:font-style="normal" style:text-underline-style="none" fo:font-weight="normal" officeooo:rsid="001741f6" officeooo:paragraph-rsid="001741f6" style:font-size-asian="7pt" style:font-style-asian="normal" style:font-weight-asian="normal" style:font-size-complex="8pt" style:font-style-complex="normal" style:font-weight-complex="normal"/>
    </style:style>
    <style:style style:name="P26"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8pt" fo:font-style="italic" style:text-underline-style="none" fo:font-weight="bold" officeooo:rsid="0019ff24" officeooo:paragraph-rsid="0019ff24" style:font-size-asian="7pt" style:font-style-asian="italic" style:font-weight-asian="bold" style:font-size-complex="8pt" style:font-style-complex="italic" style:font-weight-complex="bold"/>
    </style:style>
    <style:style style:name="P27" style:family="paragraph" style:parent-style-name="Standard">
      <loext:graphic-properties draw:fill="none" draw:fill-color="#729fcf"/>
      <style:paragraph-properties fo:margin-left="-0.25in" fo:margin-right="0in" fo:text-indent="0in" style:auto-text-indent="false" fo:background-color="transparent">
        <style:tab-stops>
          <style:tab-stop style:position="0.5575in" style:type="center"/>
        </style:tab-stops>
      </style:paragraph-properties>
    </style:style>
    <style:style style:name="P28"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fo:font-style="italic" style:text-underline-style="none" fo:font-weight="bold" officeooo:rsid="000b540b" officeooo:paragraph-rsid="000b540b" style:font-style-asian="italic" style:font-weight-asian="bold" style:font-style-complex="italic" style:font-weight-complex="bold"/>
    </style:style>
    <style:style style:name="P29"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fo:font-style="italic" style:text-underline-style="none" fo:font-weight="bold" officeooo:rsid="000bdcd9" officeooo:paragraph-rsid="000bdcd9" style:font-style-asian="italic" style:font-weight-asian="bold" style:font-style-complex="italic" style:font-weight-complex="bold"/>
    </style:style>
    <style:style style:name="P30"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fo:font-style="italic" style:text-underline-style="none" fo:font-weight="bold" officeooo:rsid="000f584a" officeooo:paragraph-rsid="000f584a" style:font-style-asian="italic" style:font-weight-asian="bold" style:font-style-complex="italic" style:font-weight-complex="bold"/>
    </style:style>
    <style:style style:name="P31"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fo:font-style="normal" officeooo:rsid="001cf2ba" officeooo:paragraph-rsid="001cf2ba" style:font-style-asian="normal" style:font-style-complex="normal"/>
    </style:style>
    <style:style style:name="P32"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officeooo:paragraph-rsid="0019ff24"/>
    </style:style>
    <style:style style:name="T1" style:family="text">
      <style:text-properties fo:font-weight="bold" style:font-weight-asian="bold" style:font-weight-complex="bold"/>
    </style:style>
    <style:style style:name="T2" style:family="text">
      <style:text-properties fo:font-weight="bold" officeooo:rsid="000bdcd9"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45a01"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23b06" style:font-style-asian="italic" style:font-weight-asian="normal" style:font-style-complex="italic" style:font-weight-complex="normal"/>
    </style:style>
    <style:style style:name="T7" style:family="text">
      <style:text-properties fo:font-style="italic" fo:font-weight="normal" officeooo:rsid="00145a01"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149a4" style:font-style-asian="normal" style:font-weight-asian="normal" style:font-style-complex="normal" style:font-weight-complex="normal"/>
    </style:style>
    <style:style style:name="T12" style:family="text">
      <style:text-properties fo:font-variant="normal" fo:text-transform="none" fo:color="#34495e" style:font-name="Time New Roman"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13" style:family="text">
      <style:text-properties style:font-name="Time New Roman" fo:font-size="6pt" fo:font-style="italic" style:text-underline-style="none" fo:font-weight="normal" officeooo:rsid="000b540b" style:font-size-asian="6pt" style:font-style-asian="italic" style:font-weight-asian="normal" style:font-size-complex="6pt" style:font-style-complex="italic" style:font-weight-complex="normal"/>
    </style:style>
    <style:style style:name="T14" style:family="text">
      <style:text-properties style:font-name="Time New Roman" fo:font-size="6pt" fo:font-style="italic" style:text-underline-style="none" fo:font-weight="normal" style:font-size-asian="5.25pt" style:font-style-asian="italic" style:font-weight-asian="normal" style:font-size-complex="6pt" style:font-style-complex="italic" style:font-weight-complex="normal"/>
    </style:style>
    <style:style style:name="T15" style:family="text">
      <style:text-properties style:font-name="Time New Roman" fo:font-size="6pt" fo:font-style="italic" style:text-underline-style="none" fo:font-weight="bold" style:font-size-asian="5.25pt" style:font-style-asian="italic" style:font-weight-asian="bold" style:font-size-complex="6pt" style:font-style-complex="italic" style:font-weight-complex="bold"/>
    </style:style>
    <style:style style:name="T16" style:family="text">
      <style:text-properties style:font-name="Time New Roman" fo:font-size="6pt" fo:font-style="normal" style:text-underline-style="none" fo:font-weight="normal" fo:background-color="#efefef" loext:char-shading-value="0" style:font-size-asian="6pt" style:font-style-asian="normal" style:font-weight-asian="normal" style:font-size-complex="6pt" style:font-style-complex="normal" style:font-weight-complex="normal"/>
    </style:style>
    <style:style style:name="T17" style:family="text">
      <style:text-properties style:font-name="Time New Roman" fo:font-size="6pt" fo:font-style="normal" style:text-underline-style="none" fo:font-weight="normal" officeooo:rsid="0019ff24" style:font-size-asian="5.25pt" style:font-style-asian="normal" style:font-weight-asian="normal" style:font-size-complex="6pt" style:font-style-complex="normal" style:font-weight-complex="normal"/>
    </style:style>
    <style:style style:name="T18" style:family="text">
      <style:text-properties style:font-name="Time New Roman" fo:font-size="6pt" fo:font-style="normal" fo:font-weight="normal" style:font-size-asian="6pt" style:font-style-asian="normal" style:font-weight-asian="normal" style:font-size-complex="6pt" style:font-style-complex="normal" style:font-weight-complex="normal"/>
    </style:style>
    <style:style style:name="T19" style:family="text">
      <style:text-properties style:font-name="Time New Roman" fo:font-size="6pt" fo:font-style="normal" fo:font-weight="normal" officeooo:rsid="000bdcd9" style:font-size-asian="6pt" style:font-style-asian="normal" style:font-weight-asian="normal" style:font-size-complex="6pt" style:font-style-complex="normal" style:font-weight-complex="normal"/>
    </style:style>
    <style:style style:name="T20" style:family="text">
      <style:text-properties style:font-name="Time New Roman" fo:font-size="6pt" fo:font-style="normal" fo:font-weight="normal" officeooo:rsid="000d9570" style:font-size-asian="6pt" style:font-style-asian="normal" style:font-weight-asian="normal" style:font-size-complex="6pt" style:font-style-complex="normal" style:font-weight-complex="normal"/>
    </style:style>
    <style:style style:name="T21" style:family="text">
      <style:text-properties style:font-name="Time New Roman" fo:font-size="6pt" fo:font-style="normal" style:font-size-asian="6pt" style:font-style-asian="normal" style:font-size-complex="6pt" style:font-style-complex="normal"/>
    </style:style>
    <style:style style:name="T22" style:family="text">
      <style:text-properties style:font-name="Time New Roman" fo:font-size="6pt" fo:font-style="normal" officeooo:rsid="0010a5b0" style:font-size-asian="6pt" style:font-style-asian="normal" style:font-size-complex="6pt" style:font-style-complex="normal"/>
    </style:style>
    <style:style style:name="T23" style:family="text">
      <style:text-properties style:font-name="Time New Roman" fo:font-size="6pt" style:text-underline-style="none" fo:font-weight="normal" style:font-size-asian="5.25pt" style:font-weight-asian="normal" style:font-size-complex="6pt" style:font-weight-complex="normal"/>
    </style:style>
    <style:style style:name="T24" style:family="text">
      <style:text-properties style:font-name="Time New Roman" fo:font-size="6pt" style:text-underline-style="none" fo:font-weight="normal" officeooo:rsid="0019ff24" style:font-size-asian="5.25pt" style:font-weight-asian="normal" style:font-size-complex="6pt" style:font-weight-complex="normal"/>
    </style:style>
    <style:style style:name="T25" style:family="text">
      <style:text-properties style:font-name="Time New Roman" fo:font-size="6pt" style:font-size-asian="6pt" style:font-size-complex="6pt"/>
    </style:style>
    <style:style style:name="T26" style:family="text">
      <style:text-properties officeooo:rsid="0010a5b0"/>
    </style:style>
    <style:style style:name="T27" style:family="text">
      <style:text-properties officeooo:rsid="000f584a"/>
    </style:style>
    <style:style style:name="T28" style:family="text">
      <style:text-properties fo:font-weight="normal" style:font-weight-asian="normal" style:font-weight-complex="normal"/>
    </style:style>
    <style:style style:name="T29" style:family="text">
      <style:text-properties fo:font-weight="normal" officeooo:rsid="00123b06" style:font-weight-asian="normal" style:font-weight-complex="normal"/>
    </style:style>
    <style:style style:name="T30" style:family="text">
      <style:text-properties fo:font-weight="normal" officeooo:rsid="00145a01" style:font-weight-asian="normal" style:font-weight-complex="normal"/>
    </style:style>
    <style:style style:name="T31" style:family="text">
      <style:text-properties fo:font-weight="normal" officeooo:rsid="0015915b" style:font-weight-asian="normal" style:font-weight-complex="normal"/>
    </style:style>
    <style:style style:name="T32" style:family="text">
      <style:text-properties officeooo:rsid="00145a01"/>
    </style:style>
    <style:style style:name="T33" style:family="text">
      <style:text-properties officeooo:rsid="0015915b"/>
    </style:style>
    <style:style style:name="T34" style:family="text">
      <style:text-properties fo:font-size="6pt" fo:font-weight="normal" style:font-size-asian="5.25pt" style:font-weight-asian="normal" style:font-size-complex="6pt" style:font-weight-complex="normal"/>
    </style:style>
    <style:style style:name="T35" style:family="text">
      <style:text-properties fo:font-size="6pt" fo:font-weight="normal" officeooo:rsid="0018dd8d" style:font-size-asian="5.25pt" style:font-weight-asian="normal" style:font-size-complex="6pt" style:font-weight-complex="normal"/>
    </style:style>
    <style:style style:name="T36" style:family="text">
      <style:text-properties fo:font-size="6pt" style:font-size-asian="5.25pt" style:font-size-complex="6pt"/>
    </style:style>
    <style:style style:name="T37" style:family="text">
      <style:text-properties fo:font-size="6pt" officeooo:rsid="0018dd8d" style:font-size-asian="5.25pt" style:font-size-complex="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 </text:span><text:span text:style-name="T1">Component</text:span></text:p>
      <text:p text:style-name="P4"><text:span text:style-name="T2">Dynamic component (</text:span><text:span text:style-name="T1">Component động</text:span><text:span text:style-name="T2">)</text:span><text:span text:style-name="T1">: </text:span><text:s/>dùng <text:span text:style-name="T3">&lt;component&gt; </text:span><text:span text:style-name="T8">và thuộc tính </text:span><text:span text:style-name="T3">is </text:span><text:span text:style-name="T8">được bind động, để có thể chuyển đổi một cách linh hoạt giữa nhiều component.</text:span></text:p>
      <text:p text:style-name="P6">Ngoài ra, có thể bind trực tiếp vào các object component.</text:p>
      <text:p text:style-name="P6"/>
      <text:p text:style-name="P18">keep-alive: <text:span text:style-name="T9">thẻ này dùng để bảo lưu trạng thái hoặc tránh render lại khi có sự chuyển đổi giữa các component</text:span></text:p>
      <text:p text:style-name="P7">- include: string/biểu thức/array =&gt; chỉ lưu những component thõa đk</text:p>
      <text:p text:style-name="P7">- exclude: string/biểu thức/array =&gt; k lưu những component thõa đk</text:p>
      <text:p text:style-name="P27"><text:span text:style-name="T13">Chú ý: </text:span><text:span text:style-name="Source_20_Text"><text:span text:style-name="T16">&lt;keep-alive&gt;</text:span></text:span><text:span text:style-name="T12"> does not work with functional components because they do not have instances to be cached.</text:span><text:span text:style-name="T13"> <text:s/>(keep-alive không gọi được các function của component vì chúng không lưu instances của component đó)</text:span></text:p>
      <text:p text:style-name="P19"/>
      <text:p text:style-name="P13">Thành phần component trong Vue:</text:p>
      <text:p text:style-name="P8">- prop: cho phép môi trường bên ngoài truyền dữ liệu vào trong component.</text:p>
      <text:p text:style-name="P8">- event: cho phép component kích hoạt side effect (hiệu ứng bên lề) ở môi trường bên ngoài.</text:p>
      <text:p text:style-name="P8">- slot: cho phép môi trường bên ngoài thêm nội dung vào component.</text:p>
      <text:p text:style-name="P9">VD: &lt;my-component </text:p>
      <text:p text:style-name="P9"><text:tab/>:foo=”foo”</text:p>
      <text:p text:style-name="P9"><text:s text:c="13"/>:bar=”bar”</text:p>
      <text:p text:style-name="P9"><text:s text:c="14"/>@event-1=”do1”&gt;</text:p>
      <text:p text:style-name="P9"><text:s text:c="3"/><text:tab/> <text:s text:c="17"/>&lt;img slot=”icon” src= ‘icon.png’&gt;</text:p>
      <text:p text:style-name="P9"><text:tab/> <text:s text:c="20"/>&lt;p slot=”main-text”&gt;Xin chào&lt;/p&gt;<text:tab/><text:tab/></text:p>
      <text:p text:style-name="P9"><text:s text:c="8"/>&lt;/my-component&gt;</text:p>
      <text:p text:style-name="P21"/>
      <text:p text:style-name="P28"><text:span text:style-name="T25">ref: </text:span><text:span text:style-name="T18">để </text:span><text:span text:style-name="T19">truy xuất trực tiếp đến 1 component</text:span></text:p>
      <text:p text:style-name="P10">$refs: sẽ chỉ có giá trị khi component đã được render và giá trị này không reactive =&gt; $refs là một biện pháp bất đắc dĩ để truy xuất đến component con</text:p>
      <text:p text:style-name="P10"/>
      <text:p text:style-name="P29"><text:span text:style-name="T21">Async component </text:span><text:span text:style-name="T22">(component không đồng bộ)</text:span><text:span text:style-name="T21">: </text:span><text:span text:style-name="T20">định nghĩa component bằng 1 hàm factory để ứng dụng chỉ tải component từ server xuống khi cần thiết, hàm này sẽ chịu trách nhiệm reslove một cách không đồng bộ(async) định nghĩa về component. Vue sẽ chỉ kích hoạt hàm factory này khi com thật sự cần được render và sẽ cache lại kq cho những lần render tiếp theo</text:span></text:p>
      <text:p text:style-name="P30"><text:span text:style-name="T20">V</text:span><text:span text:style-name="T18">D: </text:span></text:p>
      <text:p text:style-name="P11">./my-async-component</text:p>
      <text:p text:style-name="P11">Vue.component(‘async-example’, function(reslove, reject) {</text:p>
      <text:p text:style-name="P11"><text:s text:c="5"/>reslove({</text:p>
      <text:p text:style-name="P11"><text:s text:c="11"/>template: ‘&lt;div&gt;Async demo&lt;/div&gt;’</text:p>
      <text:p text:style-name="P11"><text:s text:c="5"/>})</text:p>
      <text:p text:style-name="P11">})</text:p>
      <text:p text:style-name="P11">// dùng <text:span text:style-name="T26">với</text:span> <text:span text:style-name="T26">tính năng code-splitting của webpack</text:span></text:p>
      <text:p text:style-name="P12">Vue.component(‘async-webpack-component’, function(reslove) {</text:p>
      <text:p text:style-name="P12"><text:s text:c="5"/>require([‘<text:span text:style-name="T27">./my-async-component</text:span>’], reslove) // require sẽ hướng dẫn cho webpack tự động chia code build ra thành các gói nhở hơn (bundle) để tải về bằng ajax</text:p>
      <text:p text:style-name="P12">})</text:p>
      <text:p text:style-name="P11">// <text:span text:style-name="T26">với webpack 2+ =&gt; trả về promise bên trong hàm factory</text:span></text:p>
      <text:p text:style-name="P12">Vue.component(‘async-webpack-example’,</text:p>
      <text:p text:style-name="P12"><text:s text:c="4"/>() =&gt; import(‘<text:span text:style-name="T27">./my-async-component</text:span>’)</text:p>
      <text:p text:style-name="P12">)</text:p>
      <text:p text:style-name="P12">// trong component cấp cục bộ(global)</text:p>
      <text:p text:style-name="P12">new Vew({</text:p>
      <text:p text:style-name="P12"><text:s text:c="4"/>components: {</text:p>
      <text:p text:style-name="P12"><text:s text:c="10"/>‘my-component’: () =&gt; import(‘.<text:span text:style-name="T27">/my-async-component</text:span>’)</text:p>
      <text:p text:style-name="P12"><text:s text:c="5"/>}</text:p>
      <text:p text:style-name="P12">})</text:p>
      <text:p text:style-name="P20">version 2.3.0+: <text:span text:style-name="T10">factory cho component không đồng bộ có thể trả về một object với định dạng sau</text:span></text:p>
      <text:p text:style-name="P20"><text:span text:style-name="T10">const AsyncComp = () =&gt; ({</text:span></text:p>
      <text:p text:style-name="P20"><text:span text:style-name="T10"><text:s text:c="3"/>components: import(‘./MyComp.vue’), // component cần tải là 1 promise</text:span></text:p>
      <text:p text:style-name="P20"><text:span text:style-name="T10"><text:s text:c="3"/>loading: LoadComp, // component </text:span><text:span text:style-name="T11">dùng khi load component không đồng bộ</text:span></text:p>
      <text:p text:style-name="P20"><text:span text:style-name="T10"><text:s text:c="3"/>error: ErrorComp, // </text:span><text:span text:style-name="T11">component này được dùng khi lỗi xảy ra khi load</text:span></text:p>
      <text:p text:style-name="P20"><text:span text:style-name="T10"><text:s text:c="3"/>delay: 200, // </text:span><text:span text:style-name="T11">thời gian delay trước khi hiển thị component loading, mặc định: 200ms</text:span></text:p>
      <text:p text:style-name="P20"><text:span text:style-name="T10"><text:s text:c="3"/>timeout: 3000 // </text:span><text:span text:style-name="T11">thời gian đợi trước khi hiện component lỗi</text:span></text:p>
      <text:p text:style-name="P20"><text:span text:style-name="T10">})</text:span></text:p>
      <text:p text:style-name="P20"/>
      <text:p text:style-name="P14">Component đệ quy: <text:span text:style-name="T29">một component có thể tự chứa và gọi bản thân một cách đệ quy nếu khi báo cho nó một thuộc tính </text:span><text:span text:style-name="T6">‘name’</text:span><text:span text:style-name="T29">.</text:span></text:p>
      <text:p text:style-name="P15"><text:span text:style-name="T28">Khi đăng kí component ở cấp cục bộ, một ID toàn cục sẽ được tự động gán vào </text:span><text:span text:style-name="T5">‘name’</text:span></text:p>
      <text:p text:style-name="P15"><text:span text:style-name="T28">Chú ý: Nếu không cẩn thận, component đệ quy có thể dẫn đến lặp vô hạn sẽ gây ra lỗi </text:span>“max stash size exceeded”<text:span text:style-name="T28">, vì vậy hãy đảm bảo việc gọi đệ quy có điêu kiện(v-if).</text:span></text:p>
      <text:p text:style-name="P15"><text:span text:style-name="T28"/></text:p>
      <text:p text:style-name="P16">Tham chiếu xoay vòng giữa các component: <text:span text:style-name="T28">Đối với các component chức lẫn nhau khi được nhúng vào component bằng lệnh require hoặc import(async) trong hệ thống module bằng webpack / browserify sẽ bị lỗi </text:span>“Failed to mount component: template or render function not defined” <text:span text:style-name="T28">vì hệ thống không biết phải reslove component nào trước.</text:span></text:p>
      <text:p text:style-name="P16"><text:span text:style-name="T28">=&gt; Giải pháp: cần cung cấp cho hệ thống </text:span><text:span text:style-name="T30">xác định cần reslove component nào trước bằng cách đợi đến hook vòng đời </text:span><text:span text:style-name="T7">‘beforeCreate’</text:span><text:span text:style-name="T30"> để đăng kì component này thay vì đăng kí ngay từ đầu: </text:span></text:p>
      <text:p text:style-name="P16"><text:span text:style-name="T30"><text:tab/> <text:s text:c="8"/>beforeCreate: function () {</text:span></text:p>
      <text:p text:style-name="P16"><text:span text:style-name="T30"><text:s text:c="16"/>this.$options.components.FirstComponent = require(‘./first-component.vue’)</text:span></text:p>
      <text:p text:style-name="P16"><text:span text:style-name="T30"><text:s text:c="10"/>}</text:span></text:p>
      <text:p text:style-name="P16"><text:span text:style-name="T30"/></text:p>
      <text:p text:style-name="P16">Inline <text:span text:style-name="T32">template: </text:span><text:span text:style-name="T30">khi đặt thuộc tính </text:span><text:span text:style-name="T4">inline-template </text:span><text:span text:style-name="T30">vào component con, component này sẽ dùng nội dung cuat nó làm template thay vì coi là nội dung được phân phối. Điều này giúp cho việc biên soạn template được linh hoạt hơn. Nhưng lại khiến cho scope của template khó quản lý và theo dõi hơn. Do đó, tốt nhất hãy luôn định nghĩa component với tùy chọn </text:span><text:span text:style-name="T7">‘template’ </text:span><text:span text:style-name="T30">hoặc sửa dụng thẻ</text:span><text:span text:style-name="T7"> &lt;template&gt; </text:span><text:span text:style-name="T30">trong file .vue</text:span></text:p>
      <text:p text:style-name="P16"><text:span text:style-name="T29"/></text:p>
      <text:p text:style-name="P17">x-template: <text:span text:style-name="T28">template được chứa trong thẻ &lt;script&gt; có thuộc tính type=”text/x-template”, sau đó tham chiếu đến template bằng ID</text:span></text:p>
      <text:p text:style-name="P17"><text:span text:style-name="T28">VD:</text:span></text:p>
      <text:p text:style-name="P17"><text:span text:style-name="T28">&lt;script type=”text/x-template” id=”template-demo”&gt;</text:span></text:p>
      <text:p text:style-name="P17"><text:span text:style-name="T28"><text:s text:c="4"/>&lt;p&gt;Hello world&lt;/p&gt;</text:span></text:p>
      <text:p text:style-name="P17"><text:span text:style-name="T28">&lt;/script&gt;</text:span></text:p>
      <text:p text:style-name="P17"><text:span text:style-name="T28">Vue.component(‘demo’, {</text:span></text:p>
      <text:p text:style-name="P17"><text:span text:style-name="T28"><text:s text:c="4"/>template: ‘#template-demo’</text:span></text:p>
      <text:p text:style-name="P17"><text:span text:style-name="T28">})</text:span></text:p>
      <text:p text:style-name="P17"><text:span text:style-name="T28">chú ý: cách nào có thể hữu ích cho những demo có template lớn hoặc cho những ứng dụng vô cùng nhỏ, nhưng với những trường hợp khác nên tránh vì template bị tách riêng ra khỏi phần còn lại của định nghĩa cho component</text:span></text:p>
      <text:p text:style-name="P17"><text:span text:style-name="T28"/></text:p>
      <text:p text:style-name="P17">component với v-once: <text:span text:style-name="T28">đối </text:span><text:span text:style-name="T31">với 1 component chứa rất nhiều nội dung tĩnh, những lúc này có thể đảm bảo comp xử lý chỉ một lần rồi cache lại bằng cách thêm diractive v-one vào phần tử gỗc của phần tử gốc.</text:span></text:p>
      <text:p text:style-name="P17"><text:span text:style-name="T31"/></text:p>
      <text:p text:style-name="P2"><text:span text:style-name="T33">2. </text:span>Transition &amp; Animation</text:p>
      <text:p text:style-name="P5">Enter/Leave &amp; List Transition: </text:p>
      <text:p text:style-name="P23"><text:span text:style-name="T35">Vue cung cấp nhiều cách khác nhau để áp dụng các hiệu ứng transition khi các phần tử được thêm vào, thay đổi hoặc gỡ khỏi DOM. Cụ thể:</text:span></text:p>
      <text:p text:style-name="P22"><text:span text:style-name="T35">- Tự động áp dụng các class CSS cho các transition và animation</text:span></text:p>
      <text:p text:style-name="P22"><text:span text:style-name="T35">- Tích hợp các thư viện chuyển động CSS bên thức ba(animation.css)</text:span></text:p>
      <text:p text:style-name="P22"><text:span text:style-name="T35">- Sử dụng JS để trược tiếp thay đổi DOM trong các hook transition</text:span></text:p>
      <text:p text:style-name="P22"><text:span text:style-name="T35">- Tích hợp các thư viện chuyển động JS bên thứ ba(Velocity.js)</text:span></text:p>
      <text:p text:style-name="P25"><text:span text:style-name="T37"/></text:p>
      <text:p text:style-name="P24"><text:span text:style-name="T37">T</text:span><text:span text:style-name="T36">ránsition cho phần tử hoặc component đơn lẻ: </text:span><text:span text:style-name="T34">có thể áp dụng hiệu ứng này trong các ngữ cảnh sau:</text:span></text:p>
      <text:p text:style-name="P24"><text:span text:style-name="T34">- Render theo điều kiện(v-if)</text:span></text:p>
      <text:p text:style-name="P24"><text:span text:style-name="T34">- Hiển thị theo điều kiện sử dựng(v-show)</text:span></text:p>
      <text:p text:style-name="P24"><text:span text:style-name="T34">- Component động</text:span></text:p>
      <text:p text:style-name="P32"><text:span text:style-name="T17">- Root node của component</text:span></text:p>
      <text:p text:style-name="P31"><text:soft-page-break/><text:span text:style-name="T24">K</text:span><text:span text:style-name="T23">hi một phần tử chức trong component </text:span><text:span text:style-name="T14">transition </text:span><text:span text:style-name="T23">được thêm vào hoặc gỡ bỏ khỏi DOM, các bước sau đây sẽ diễn ra:</text:span></text:p>
      <text:p text:style-name="P31"><text:span text:style-name="T23">1. Vue sẽ tự phát hiện ra nếu phần tử đang nhắc đến có CSS </text:span><text:span text:style-name="T14">transition </text:span><text:span text:style-name="T23">hoặc </text:span><text:span text:style-name="T14">animation</text:span><text:span text:style-name="T23"> và thêm/bớt các class CSS transition vào đúng thời điểm.</text:span></text:p>
      <text:p text:style-name="P31"><text:span text:style-name="T23">2. Nếu component cung cấp hook JS, các hook này sẽ được gọi vào đúng thời điểm.</text:span></text:p>
      <text:p text:style-name="P31"><text:span text:style-name="T23">3. Trong trường hợp không tìm thất </text:span><text:span text:style-name="T14">transition</text:span><text:span text:style-name="T23"> hoặc </text:span><text:span text:style-name="T14"><text:s/>animation </text:span><text:span text:style-name="T23">nào trong CSS và cũng không có hook JS nào, việc thêm vào hoặc gỡ bỏ khỏi DOM sẽ được thực thi ngay trong frame (frame của trình duyệt) tiếp theo.</text:span></text:p>
      <text:p text:style-name="P31"><text:span text:style-name="T23"/></text:p>
      <text:p text:style-name="P31"><text:span text:style-name="T23">Các class transition: có 6 class được áp dụng cho enter/leave transition:</text:span></text:p>
      <text:p text:style-name="P31"><text:span text:style-name="T23">1. </text:span><text:span text:style-name="T15">v-enter:</text:span><text:span text:style-name="T23"> trạng thái bắt đầu của </text:span><text:span text:style-name="T14">enter</text:span><text:span text:style-name="T23">. Được áp dụng trước khi phần tử được thêm vào DOM và gỡ bỏ đi một frame sau đó.</text:span></text:p>
      <text:p text:style-name="P31"><text:span text:style-name="T23">2. </text:span><text:span text:style-name="T15">v-enter-active:</text:span><text:span text:style-name="T23"> trạng thái active của </text:span><text:span text:style-name="T14">enter</text:span><text:span text:style-name="T23">. Được áp dụng trong suôt quá trình enter, từ ngay sau khi phần tử được thêm vào DOM cho đến khi transition/animation kết thúc. Class này có thể được dùng để định nghĩa duration, delay và hàm easing cho transition enter.</text:span></text:p>
      <text:p text:style-name="P31"><text:span text:style-name="T23">3. </text:span><text:span text:style-name="T15">v-enter-to:</text:span><text:span text:style-name="T23"> (2.1.8+) Trạng thái kết thúc của </text:span><text:span text:style-name="T14">enter</text:span><text:span text:style-name="T23">. Áp dụng một frame sau khi element được thêm vào DOM (cùng lúc với việc </text:span><text:span text:style-name="T14">v-enter</text:span><text:span text:style-name="T23"> được gỡ bỏ), gỡ bỏ đi khi transition/animation kết thúc.</text:span></text:p>
      <text:p text:style-name="P31"><text:span text:style-name="T23">4. </text:span><text:span text:style-name="T15">v-leave:</text:span><text:span text:style-name="T23"> trạng thái bắt đầu của </text:span><text:span text:style-name="T14">leave</text:span><text:span text:style-name="T23">. Được áp dụng ngay khi 1 leave transition được kích hoạt và gỡ bot đi một frame sau đó.</text:span></text:p>
      <text:p text:style-name="P31"><text:span text:style-name="T23">5. </text:span><text:span text:style-name="T15">v-leave-active:</text:span><text:span text:style-name="T23"> trạng thái active của </text:span><text:span text:style-name="T14">leave</text:span><text:span text:style-name="T23">. Được áp dụng trong suốt quá trình leave, từ khi transition được kích hoạt cho đến khi transition/animation kết thúc. Class này có thể được dùng để định nghĩa duration, delay và hàm easing cho leave transition.</text:span></text:p>
      <text:p text:style-name="P31"><text:span text:style-name="T23">6. </text:span><text:span text:style-name="T15">v-leave-to:</text:span><text:span text:style-name="T23"> (2.1.8+) trạng thái kết thúc của </text:span><text:span text:style-name="T14">leave</text:span><text:span text:style-name="T23">. Áp dụng 1 frame sau khi leave transition được kích hoạt (cùng lúc với việc v-leave được gỡ bỏ), gỡ bỏ đi khi transition/animation kết thúc</text:span></text:p>
      <text:p text:style-name="P26"><text:span text:style-name="T34"/></text:p>
      <text:p text:style-name="P26"><text:span text:style-name="T34"/></text:p>
      <text:p text:style-name="P3"><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Droid Sans Mono" svg:font-family="'Droid Sans Mono', monospace, monospace, 'Droid Sans Fallback'"/>
    <style:font-face style:name="Roboto Mono" svg:font-family="'Roboto Mono', Monaco, courier, monospace"/>
    <style:font-face style:name="Time New Roman" svg:font-family="'Time New Roman'"/>
    <style:font-face style:name="Time new Roman" svg:font-family="'Time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5in" fo:margin-right="0in" fo:text-indent="0in" style:auto-text-indent="false" fo:background-color="transparent">
        <style:tab-stops>
          <style:tab-stop style:position="0.5575in" style:type="center"/>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17:51.288759437</meta:creation-date>
    <meta:editing-duration>PT26M9S</meta:editing-duration>
    <meta:editing-cycles>4</meta:editing-cycles>
    <meta:generator>LibreOffice/5.1.6.2$Linux_X86_64 LibreOffice_project/10m0$Build-2</meta:generator>
    <dc:date>2018-07-27T17:32:02.872657293</dc:date>
    <meta:document-statistic meta:table-count="0" meta:image-count="0" meta:object-count="0" meta:page-count="2" meta:paragraph-count="92" meta:word-count="1293" meta:character-count="7390" meta:non-whitespace-character-count="5992"/>
  </office:meta>
</office:document-meta>
</file>